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err on act</text:p>
          </table:table-cell>
          <table:table-cell office:value-type="string" calcext:value-type="string">
            <text:p>energy</text:p>
          </table:table-cell>
          <table:table-cell table:style-name="Default" office:value-type="string" calcext:value-type="string">
            <text:p>Counts</text:p>
          </table:table-cell>
          <table:table-cell table:style-name="Default" office:value-type="string" calcext:value-type="string">
            <text:p>error on counts</text:p>
          </table:table-cell>
          <table:table-cell office:value-type="string" calcext:value-type="string">
            <text:p>Intensity*100</text:p>
          </table:table-cell>
          <table:table-cell office:value-type="string" calcext:value-type="string">
            <text:p>expected intensity</text:p>
          </table:table-cell>
          <table:table-cell office:value-type="string" calcext:value-type="string">
            <text:p>error on expected intensit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xpected Counts</text:p>
          </table:table-cell>
          <table:table-cell office:value-type="string" calcext:value-type="string">
            <text:p>err on expected counts</text:p>
          </table:table-cell>
          <table:table-cell office:value-type="string" calcext:value-type="string">
            <text:p>Efficiency</text:p>
          </table:table-cell>
        </table:table-row>
        <table:table-row table:style-name="ro1">
          <table:table-cell office:value-type="string" calcext:value-type="string">
            <text:p>22Na </text:p>
          </table:table-cell>
          <table:table-cell office:value-type="float" office:value="100944.964216945" calcext:value-type="float">
            <text:p>100944.964216945</text:p>
          </table:table-cell>
          <table:table-cell office:value-type="float" office:value="519.296928780083" calcext:value-type="float">
            <text:p>519.296928780083</text:p>
          </table:table-cell>
          <table:table-cell office:value-type="float" office:value="1274.537" calcext:value-type="float">
            <text:p>1274.537</text:p>
          </table:table-cell>
          <table:table-cell office:value-type="float" office:value="15600" calcext:value-type="float">
            <text:p>1.56E+04</text:p>
          </table:table-cell>
          <table:table-cell office:value-type="float" office:value="134" calcext:value-type="float">
            <text:p>1.34E+02</text:p>
          </table:table-cell>
          <table:table-cell office:value-type="float" office:value="99.94" calcext:value-type="float">
            <text:p>99.94</text:p>
          </table:table-cell>
          <table:table-cell table:formula="of:=[.B2]*[.G2]/100" office:value-type="float" office:value="100884.397238415" calcext:value-type="float">
            <text:p>100884.397238415</text:p>
          </table:table-cell>
          <table:table-cell table:formula="of:=[.C2]*[.G2]" office:value-type="float" office:value="51898.5350622815" calcext:value-type="float">
            <text:p>51898.5350622815</text:p>
          </table:table-cell>
          <table:table-cell office:value-type="float" office:value="180" calcext:value-type="float">
            <text:p>180</text:p>
          </table:table-cell>
          <table:table-cell table:formula="of:=[.H2]*[.I2]" office:value-type="float" office:value="5235752427.31501" calcext:value-type="float">
            <text:p>5235752427.31501</text:p>
          </table:table-cell>
          <table:table-cell table:formula="of:=[.I2]*[.J2]" office:value-type="float" office:value="9341736.31121067" calcext:value-type="float">
            <text:p>9341736.31121067</text:p>
          </table:table-cell>
          <table:table-cell table:formula="of:=[.E2]/[.K2]" office:value-type="float" office:value="0.00000297951444736282" calcext:value-type="float">
            <text:p>2.97951444736282E-06</text:p>
          </table:table-cell>
        </table:table-row>
        <table:table-row table:style-name="ro1">
          <table:table-cell office:value-type="string" calcext:value-type="string">
            <text:p>22Na </text:p>
          </table:table-cell>
          <table:table-cell office:value-type="float" office:value="100944.964216945" calcext:value-type="float">
            <text:p>100944.964216945</text:p>
          </table:table-cell>
          <table:table-cell office:value-type="float" office:value="519.296928780083" calcext:value-type="float">
            <text:p>519.296928780083</text:p>
          </table:table-cell>
          <table:table-cell office:value-type="float" office:value="511" calcext:value-type="float">
            <text:p>511</text:p>
          </table:table-cell>
          <table:table-cell office:value-type="float" office:value="85640" calcext:value-type="float">
            <text:p>8.56E+04</text:p>
          </table:table-cell>
          <table:table-cell office:value-type="float" office:value="319.9" calcext:value-type="float">
            <text:p>3.20E+02</text:p>
          </table:table-cell>
          <table:table-cell office:value-type="float" office:value="180.76" calcext:value-type="float">
            <text:p>180.76</text:p>
          </table:table-cell>
          <table:table-cell table:formula="of:=[.B3]*[.G3]/100" office:value-type="float" office:value="182468.11731855" calcext:value-type="float">
            <text:p>182468.11731855</text:p>
          </table:table-cell>
          <table:table-cell table:formula="of:=[.C3]*[.G3]" office:value-type="float" office:value="93868.1128462878" calcext:value-type="float">
            <text:p>93868.1128462878</text:p>
          </table:table-cell>
          <table:table-cell office:value-type="float" office:value="180" calcext:value-type="float">
            <text:p>180</text:p>
          </table:table-cell>
          <table:table-cell table:formula="of:=[.H3]*[.I3]" office:value-type="float" office:value="17127937827.3073" calcext:value-type="float">
            <text:p>17127937827.3073</text:p>
          </table:table-cell>
          <table:table-cell table:formula="of:=[.I3]*[.J3]" office:value-type="float" office:value="16896260.3123318" calcext:value-type="float">
            <text:p>16896260.3123318</text:p>
          </table:table-cell>
          <table:table-cell table:formula="of:=[.E3]/[.K3]" office:value-type="float" office:value="0.00000500001814949742" calcext:value-type="float">
            <text:p>5.00001814949742E-06</text:p>
          </table:table-cell>
        </table:table-row>
        <table:table-row table:style-name="ro1">
          <table:table-cell office:value-type="string" calcext:value-type="string">
            <text:p>137Cs </text:p>
          </table:table-cell>
          <table:table-cell office:value-type="float" office:value="97378.8934018367" calcext:value-type="float">
            <text:p>97378.8934018367</text:p>
          </table:table-cell>
          <table:table-cell office:value-type="float" office:value="4868.94467009184" calcext:value-type="float">
            <text:p>4868.94467009184</text:p>
          </table:table-cell>
          <table:table-cell office:value-type="float" office:value="661.657" calcext:value-type="float">
            <text:p>661.657</text:p>
          </table:table-cell>
          <table:table-cell office:value-type="float" office:value="63240" calcext:value-type="float">
            <text:p>6.32E+04</text:p>
          </table:table-cell>
          <table:table-cell office:value-type="float" office:value="256.8" calcext:value-type="float">
            <text:p>2.57E+02</text:p>
          </table:table-cell>
          <table:table-cell office:value-type="float" office:value="85.1" calcext:value-type="float">
            <text:p>85.1</text:p>
          </table:table-cell>
          <table:table-cell table:formula="of:=[.B4]*[.G4]/100" office:value-type="float" office:value="82869.438284963" calcext:value-type="float">
            <text:p>82869.438284963</text:p>
          </table:table-cell>
          <table:table-cell table:formula="of:=[.C4]*[.G4]" office:value-type="float" office:value="414347.191424816" calcext:value-type="float">
            <text:p>414347.191424816</text:p>
          </table:table-cell>
          <table:table-cell office:value-type="float" office:value="180" calcext:value-type="float">
            <text:p>180</text:p>
          </table:table-cell>
          <table:table-cell table:formula="of:=[.H4]*[.I4]" office:value-type="float" office:value="34336719008.3265" calcext:value-type="float">
            <text:p>34336719008.3265</text:p>
          </table:table-cell>
          <table:table-cell table:formula="of:=[.I4]*[.J4]" office:value-type="float" office:value="74582494.4564668" calcext:value-type="float">
            <text:p>74582494.4564668</text:p>
          </table:table-cell>
          <table:table-cell table:formula="of:=[.E4]/[.K4]" office:value-type="float" office:value="0.00000184176012812012" calcext:value-type="float">
            <text:p>1.84176012812012E-06</text:p>
          </table:table-cell>
        </table:table-row>
        <table:table-row table:style-name="ro1">
          <table:table-cell office:value-type="string" calcext:value-type="string">
            <text:p>60Co </text:p>
          </table:table-cell>
          <table:table-cell office:value-type="float" office:value="6281.45463966961" calcext:value-type="float">
            <text:p>6281.45463966961</text:p>
          </table:table-cell>
          <table:table-cell office:value-type="float" office:value="119.399551001984" calcext:value-type="float">
            <text:p>119.399551001984</text:p>
          </table:table-cell>
          <table:table-cell office:value-type="float" office:value="1332.492" calcext:value-type="float">
            <text:p>1332.492</text:p>
          </table:table-cell>
          <table:table-cell office:value-type="float" office:value="120600" calcext:value-type="float">
            <text:p>1.21E+05</text:p>
          </table:table-cell>
          <table:table-cell office:value-type="float" office:value="528.4" calcext:value-type="float">
            <text:p>5.28E+02</text:p>
          </table:table-cell>
          <table:table-cell office:value-type="float" office:value="99.9826" calcext:value-type="float">
            <text:p>99.9826</text:p>
          </table:table-cell>
          <table:table-cell table:formula="of:=[.B5]*[.G5]/100" office:value-type="float" office:value="6280.36166656231" calcext:value-type="float">
            <text:p>6280.36166656231</text:p>
          </table:table-cell>
          <table:table-cell table:formula="of:=[.C5]*[.G5]" office:value-type="float" office:value="11937.877548011" calcext:value-type="float">
            <text:p>11937.877548011</text:p>
          </table:table-cell>
          <table:table-cell office:value-type="float" office:value="180" calcext:value-type="float">
            <text:p>180</text:p>
          </table:table-cell>
          <table:table-cell table:formula="of:=[.H5]*[.I5]" office:value-type="float" office:value="74974188.5326429" calcext:value-type="float">
            <text:p>74974188.5326429</text:p>
          </table:table-cell>
          <table:table-cell table:formula="of:=[.I5]*[.J5]" office:value-type="float" office:value="2148817.95864197" calcext:value-type="float">
            <text:p>2148817.95864197</text:p>
          </table:table-cell>
          <table:table-cell table:formula="of:=[.E5]/[.K5]" office:value-type="float" office:value="0.00160855358837918" calcext:value-type="float">
            <text:p>0.001608553588379</text:p>
          </table:table-cell>
        </table:table-row>
        <table:table-row table:style-name="ro1">
          <table:table-cell office:value-type="string" calcext:value-type="string">
            <text:p>60Co </text:p>
          </table:table-cell>
          <table:table-cell office:value-type="float" office:value="6281.45463966961" calcext:value-type="float">
            <text:p>6281.45463966961</text:p>
          </table:table-cell>
          <table:table-cell office:value-type="float" office:value="119.399551001984" calcext:value-type="float">
            <text:p>119.399551001984</text:p>
          </table:table-cell>
          <table:table-cell office:value-type="float" office:value="1173.228" calcext:value-type="float">
            <text:p>1173.228</text:p>
          </table:table-cell>
          <table:table-cell office:value-type="float" office:value="145000" calcext:value-type="float">
            <text:p>1.45E+05</text:p>
          </table:table-cell>
          <table:table-cell office:value-type="float" office:value="771" calcext:value-type="float">
            <text:p>7.71E+02</text:p>
          </table:table-cell>
          <table:table-cell office:value-type="float" office:value="99.85" calcext:value-type="float">
            <text:p>99.85</text:p>
          </table:table-cell>
          <table:table-cell table:formula="of:=[.B6]*[.G6]/100" office:value-type="float" office:value="6272.03245771011" calcext:value-type="float">
            <text:p>6272.03245771011</text:p>
          </table:table-cell>
          <table:table-cell table:formula="of:=[.C6]*[.G6]" office:value-type="float" office:value="11922.0451675481" calcext:value-type="float">
            <text:p>11922.0451675481</text:p>
          </table:table-cell>
          <table:table-cell office:value-type="float" office:value="180" calcext:value-type="float">
            <text:p>180</text:p>
          </table:table-cell>
          <table:table-cell table:formula="of:=[.H6]*[.I6]" office:value-type="float" office:value="74775454.2531476" calcext:value-type="float">
            <text:p>74775454.2531476</text:p>
          </table:table-cell>
          <table:table-cell table:formula="of:=[.I6]*[.J6]" office:value-type="float" office:value="2145968.13015866" calcext:value-type="float">
            <text:p>2145968.13015866</text:p>
          </table:table-cell>
          <table:table-cell table:formula="of:=[.E6]/[.K6]" office:value-type="float" office:value="0.00193913900555002" calcext:value-type="float">
            <text:p>0.00193913900555</text:p>
          </table:table-cell>
        </table:table-row>
        <table:table-row table:style-name="ro1">
          <table:table-cell office:value-type="string" calcext:value-type="string">
            <text:p>44Ti </text:p>
          </table:table-cell>
          <table:table-cell office:value-type="float" office:value="214295.050078872" calcext:value-type="float">
            <text:p>214295.050078872</text:p>
          </table:table-cell>
          <table:table-cell office:value-type="float" office:value="8675.64541949264" calcext:value-type="float">
            <text:p>8675.64541949264</text:p>
          </table:table-cell>
          <table:table-cell office:value-type="float" office:value="67.8679" calcext:value-type="float">
            <text:p>67.8679</text:p>
          </table:table-cell>
          <table:table-cell office:value-type="float" office:value="295900" calcext:value-type="float">
            <text:p>2.96E+05</text:p>
          </table:table-cell>
          <table:table-cell office:value-type="float" office:value="1231" calcext:value-type="float">
            <text:p>1.23E+03</text:p>
          </table:table-cell>
          <table:table-cell office:value-type="float" office:value="93" calcext:value-type="float">
            <text:p>93</text:p>
          </table:table-cell>
          <table:table-cell table:formula="of:=[.B7]*[.G7]/100" office:value-type="float" office:value="199294.396573351" calcext:value-type="float">
            <text:p>199294.396573351</text:p>
          </table:table-cell>
          <table:table-cell table:formula="of:=[.C7]*[.G7]" office:value-type="float" office:value="806835.024012815" calcext:value-type="float">
            <text:p>806835.024012815</text:p>
          </table:table-cell>
          <table:table-cell office:value-type="float" office:value="180" calcext:value-type="float">
            <text:p>180</text:p>
          </table:table-cell>
          <table:table-cell table:formula="of:=[.H7]*[.I7]" office:value-type="float" office:value="160797699244.879" calcext:value-type="float">
            <text:p>160797699244.879</text:p>
          </table:table-cell>
          <table:table-cell table:formula="of:=[.I7]*[.J7]" office:value-type="float" office:value="145230304.322307" calcext:value-type="float">
            <text:p>145230304.322307</text:p>
          </table:table-cell>
          <table:table-cell table:formula="of:=[.E7]/[.K7]" office:value-type="float" office:value="0.00000184020045927009" calcext:value-type="float">
            <text:p>1.84020045927009E-06</text:p>
          </table:table-cell>
        </table:table-row>
        <table:table-row table:style-name="ro1">
          <table:table-cell office:value-type="string" calcext:value-type="string">
            <text:p>44Ti </text:p>
          </table:table-cell>
          <table:table-cell office:value-type="float" office:value="214295.050078872" calcext:value-type="float">
            <text:p>214295.050078872</text:p>
          </table:table-cell>
          <table:table-cell office:value-type="float" office:value="8675.64541949264" calcext:value-type="float">
            <text:p>8675.64541949264</text:p>
          </table:table-cell>
          <table:table-cell office:value-type="float" office:value="78.3234" calcext:value-type="float">
            <text:p>78.3234</text:p>
          </table:table-cell>
          <table:table-cell office:value-type="float" office:value="225800" calcext:value-type="float">
            <text:p>2.26E+05</text:p>
          </table:table-cell>
          <table:table-cell office:value-type="float" office:value="1058" calcext:value-type="float">
            <text:p>1.06E+03</text:p>
          </table:table-cell>
          <table:table-cell office:value-type="float" office:value="96.4" calcext:value-type="float">
            <text:p>96.4</text:p>
          </table:table-cell>
          <table:table-cell table:formula="of:=[.B8]*[.G8]/100" office:value-type="float" office:value="206580.428276033" calcext:value-type="float">
            <text:p>206580.428276033</text:p>
          </table:table-cell>
          <table:table-cell table:formula="of:=[.C8]*[.G8]" office:value-type="float" office:value="836332.21843909" calcext:value-type="float">
            <text:p>836332.21843909</text:p>
          </table:table-cell>
          <table:table-cell office:value-type="float" office:value="180" calcext:value-type="float">
            <text:p>180</text:p>
          </table:table-cell>
          <table:table-cell table:formula="of:=[.H8]*[.I8]" office:value-type="float" office:value="172769867866.192" calcext:value-type="float">
            <text:p>172769867866.192</text:p>
          </table:table-cell>
          <table:table-cell table:formula="of:=[.I8]*[.J8]" office:value-type="float" office:value="150539799.319036" calcext:value-type="float">
            <text:p>150539799.319036</text:p>
          </table:table-cell>
          <table:table-cell table:formula="of:=[.E8]/[.K8]" office:value-type="float" office:value="0.00000130694086178777" calcext:value-type="float">
            <text:p>1.30694086178777E-06</text:p>
          </table:table-cell>
        </table:table-row>
        <table:table-row table:style-name="ro1">
          <table:table-cell office:value-type="string" calcext:value-type="string">
            <text:p>241Am </text:p>
          </table:table-cell>
          <table:table-cell office:value-type="float" office:value="398801.463158644" calcext:value-type="float">
            <text:p>398801.463158644</text:p>
          </table:table-cell>
          <table:table-cell office:value-type="float" office:value="19940.0731579322" calcext:value-type="float">
            <text:p>19940.0731579322</text:p>
          </table:table-cell>
          <table:table-cell office:value-type="float" office:value="59.5409" calcext:value-type="float">
            <text:p>59.5409</text:p>
          </table:table-cell>
          <table:table-cell office:value-type="float" office:value="374600" calcext:value-type="float">
            <text:p>3.75E+05</text:p>
          </table:table-cell>
          <table:table-cell office:value-type="float" office:value="4002" calcext:value-type="float">
            <text:p>4.00E+03</text:p>
          </table:table-cell>
          <table:table-cell office:value-type="float" office:value="35.9" calcext:value-type="float">
            <text:p>35.9</text:p>
          </table:table-cell>
          <table:table-cell table:formula="of:=[.B9]*[.G9]/100" office:value-type="float" office:value="143169.725273953" calcext:value-type="float">
            <text:p>143169.725273953</text:p>
          </table:table-cell>
          <table:table-cell table:formula="of:=[.C9]*[.G9]" office:value-type="float" office:value="715848.626369766" calcext:value-type="float">
            <text:p>715848.626369766</text:p>
          </table:table-cell>
          <table:table-cell office:value-type="float" office:value="180" calcext:value-type="float">
            <text:p>180</text:p>
          </table:table-cell>
          <table:table-cell table:formula="of:=[.H9]*[.I9]" office:value-type="float" office:value="102487851175.096" calcext:value-type="float">
            <text:p>102487851175.096</text:p>
          </table:table-cell>
          <table:table-cell table:formula="of:=[.I9]*[.J9]" office:value-type="float" office:value="128852752.746558" calcext:value-type="float">
            <text:p>128852752.746558</text:p>
          </table:table-cell>
          <table:table-cell table:formula="of:=[.E9]/[.K9]" office:value-type="float" office:value="0.00000365506736364305" calcext:value-type="float">
            <text:p>3.65506736364305E-06</text:p>
          </table:table-cell>
        </table:table-row>
        <table:table-row table:style-name="ro1">
          <table:table-cell office:value-type="string" calcext:value-type="string">
            <text:p>133Ba </text:p>
          </table:table-cell>
          <table:table-cell office:value-type="float" office:value="172247.64119322" calcext:value-type="float">
            <text:p>172247.64119322</text:p>
          </table:table-cell>
          <table:table-cell office:value-type="float" office:value="828.8066417247" calcext:value-type="float">
            <text:p>828.8066417247</text:p>
          </table:table-cell>
          <table:table-cell office:value-type="float" office:value="80.9979" calcext:value-type="float">
            <text:p>80.9979</text:p>
          </table:table-cell>
          <table:table-cell office:value-type="float" office:value="283700" calcext:value-type="float">
            <text:p>2.84E+05</text:p>
          </table:table-cell>
          <table:table-cell office:value-type="float" office:value="1789" calcext:value-type="float">
            <text:p>1.79E+03</text:p>
          </table:table-cell>
          <table:table-cell office:value-type="float" office:value="32.9" calcext:value-type="float">
            <text:p>32.9</text:p>
          </table:table-cell>
          <table:table-cell table:formula="of:=[.B10]*[.G10]/100" office:value-type="float" office:value="56669.4739525694" calcext:value-type="float">
            <text:p>56669.4739525694</text:p>
          </table:table-cell>
          <table:table-cell table:formula="of:=[.C10]*[.G10]" office:value-type="float" office:value="27267.7385127426" calcext:value-type="float">
            <text:p>27267.7385127426</text:p>
          </table:table-cell>
          <table:table-cell office:value-type="float" office:value="600" calcext:value-type="float">
            <text:p>600</text:p>
          </table:table-cell>
          <table:table-cell table:formula="of:=[.H10]*[.I10]" office:value-type="float" office:value="1545248397.39334" calcext:value-type="float">
            <text:p>1545248397.39334</text:p>
          </table:table-cell>
          <table:table-cell table:formula="of:=[.I10]*[.J10]" office:value-type="float" office:value="16360643.1076456" calcext:value-type="float">
            <text:p>16360643.1076456</text:p>
          </table:table-cell>
          <table:table-cell table:formula="of:=[.E10]/[.K10]" office:value-type="float" office:value="0.000183595077968416" calcext:value-type="float">
            <text:p>0.000183595077968</text:p>
          </table:table-cell>
        </table:table-row>
        <table:table-row table:style-name="ro1">
          <table:table-cell office:value-type="string" calcext:value-type="string">
            <text:p>133Ba </text:p>
          </table:table-cell>
          <table:table-cell office:value-type="float" office:value="172247.64119322" calcext:value-type="float">
            <text:p>172247.64119322</text:p>
          </table:table-cell>
          <table:table-cell office:value-type="float" office:value="828.8066417247" calcext:value-type="float">
            <text:p>828.8066417247</text:p>
          </table:table-cell>
          <table:table-cell office:value-type="float" office:value="276.3989" calcext:value-type="float">
            <text:p>276.3989</text:p>
          </table:table-cell>
          <table:table-cell office:value-type="float" office:value="40420" calcext:value-type="float">
            <text:p>4.04E+04</text:p>
          </table:table-cell>
          <table:table-cell office:value-type="float" office:value="2656" calcext:value-type="float">
            <text:p>2.66E+03</text:p>
          </table:table-cell>
          <table:table-cell office:value-type="float" office:value="7.16" calcext:value-type="float">
            <text:p>7.16</text:p>
          </table:table-cell>
          <table:table-cell table:formula="of:=[.B11]*[.G11]/100" office:value-type="float" office:value="12332.9311094346" calcext:value-type="float">
            <text:p>12332.9311094346</text:p>
          </table:table-cell>
          <table:table-cell table:formula="of:=[.C11]*[.G11]" office:value-type="float" office:value="5934.25555474885" calcext:value-type="float">
            <text:p>5934.25555474885</text:p>
          </table:table-cell>
          <table:table-cell office:value-type="float" office:value="600" calcext:value-type="float">
            <text:p>600</text:p>
          </table:table-cell>
          <table:table-cell table:formula="of:=[.H11]*[.I11]" office:value-type="float" office:value="73186764.9424969" calcext:value-type="float">
            <text:p>73186764.9424969</text:p>
          </table:table-cell>
          <table:table-cell table:formula="of:=[.I11]*[.J11]" office:value-type="float" office:value="3560553.33284931" calcext:value-type="float">
            <text:p>3560553.33284931</text:p>
          </table:table-cell>
          <table:table-cell table:formula="of:=[.E11]/[.K11]" office:value-type="float" office:value="0.000552285649348733" calcext:value-type="float">
            <text:p>0.000552285649349</text:p>
          </table:table-cell>
        </table:table-row>
        <table:table-row table:style-name="ro1">
          <table:table-cell office:value-type="string" calcext:value-type="string">
            <text:p>133Ba </text:p>
          </table:table-cell>
          <table:table-cell office:value-type="float" office:value="172247.64119322" calcext:value-type="float">
            <text:p>172247.64119322</text:p>
          </table:table-cell>
          <table:table-cell office:value-type="float" office:value="828.8066417247" calcext:value-type="float">
            <text:p>828.8066417247</text:p>
          </table:table-cell>
          <table:table-cell office:value-type="float" office:value="302.8508" calcext:value-type="float">
            <text:p>302.8508</text:p>
          </table:table-cell>
          <table:table-cell office:value-type="float" office:value="79720" calcext:value-type="float">
            <text:p>7.97E+04</text:p>
          </table:table-cell>
          <table:table-cell office:value-type="float" office:value="1742" calcext:value-type="float">
            <text:p>1.74E+03</text:p>
          </table:table-cell>
          <table:table-cell office:value-type="float" office:value="18.34" calcext:value-type="float">
            <text:p>18.34</text:p>
          </table:table-cell>
          <table:table-cell table:formula="of:=[.B12]*[.G12]/100" office:value-type="float" office:value="31590.2173948365" calcext:value-type="float">
            <text:p>31590.2173948365</text:p>
          </table:table-cell>
          <table:table-cell table:formula="of:=[.C12]*[.G12]" office:value-type="float" office:value="15200.313809231" calcext:value-type="float">
            <text:p>15200.313809231</text:p>
          </table:table-cell>
          <table:table-cell office:value-type="float" office:value="600" calcext:value-type="float">
            <text:p>600</text:p>
          </table:table-cell>
          <table:table-cell table:formula="of:=[.H12]*[.I12]" office:value-type="float" office:value="480181217.703343" calcext:value-type="float">
            <text:p>480181217.703343</text:p>
          </table:table-cell>
          <table:table-cell table:formula="of:=[.I12]*[.J12]" office:value-type="float" office:value="9120188.2855386" calcext:value-type="float">
            <text:p>9120188.2855386</text:p>
          </table:table-cell>
          <table:table-cell table:formula="of:=[.E12]/[.K12]" office:value-type="float" office:value="0.000166020654413124" calcext:value-type="float">
            <text:p>0.000166020654413</text:p>
          </table:table-cell>
        </table:table-row>
        <table:table-row table:style-name="ro1">
          <table:table-cell office:value-type="string" calcext:value-type="string">
            <text:p>133Ba </text:p>
          </table:table-cell>
          <table:table-cell office:value-type="float" office:value="172247.64119322" calcext:value-type="float">
            <text:p>172247.64119322</text:p>
          </table:table-cell>
          <table:table-cell office:value-type="float" office:value="828.8066417247" calcext:value-type="float">
            <text:p>828.8066417247</text:p>
          </table:table-cell>
          <table:table-cell office:value-type="float" office:value="356.0129" calcext:value-type="float">
            <text:p>356.0129</text:p>
          </table:table-cell>
          <table:table-cell office:value-type="float" office:value="259200" calcext:value-type="float">
            <text:p>2.59E+05</text:p>
          </table:table-cell>
          <table:table-cell office:value-type="float" office:value="1291" calcext:value-type="float">
            <text:p>1.29E+03</text:p>
          </table:table-cell>
          <table:table-cell office:value-type="float" office:value="62.05" calcext:value-type="float">
            <text:p>62.05</text:p>
          </table:table-cell>
          <table:table-cell table:formula="of:=[.B13]*[.G13]/100" office:value-type="float" office:value="106879.661360393" calcext:value-type="float">
            <text:p>106879.661360393</text:p>
          </table:table-cell>
          <table:table-cell table:formula="of:=[.C13]*[.G13]" office:value-type="float" office:value="51427.4521190176" calcext:value-type="float">
            <text:p>51427.4521190176</text:p>
          </table:table-cell>
          <table:table-cell office:value-type="float" office:value="600" calcext:value-type="float">
            <text:p>600</text:p>
          </table:table-cell>
          <table:table-cell table:formula="of:=[.H13]*[.I13]" office:value-type="float" office:value="5496548667.10843" calcext:value-type="float">
            <text:p>5496548667.10843</text:p>
          </table:table-cell>
          <table:table-cell table:formula="of:=[.I13]*[.J13]" office:value-type="float" office:value="30856471.2714106" calcext:value-type="float">
            <text:p>30856471.2714106</text:p>
          </table:table-cell>
          <table:table-cell table:formula="of:=[.E13]/[.K13]" office:value-type="float" office:value="0.0000471568643703754" calcext:value-type="float">
            <text:p>4.71568643703754E-05</text:p>
          </table:table-cell>
        </table:table-row>
        <table:table-row table:style-name="ro1">
          <table:table-cell office:value-type="string" calcext:value-type="string">
            <text:p>133Ba </text:p>
          </table:table-cell>
          <table:table-cell office:value-type="float" office:value="172247.64119322" calcext:value-type="float">
            <text:p>172247.64119322</text:p>
          </table:table-cell>
          <table:table-cell office:value-type="float" office:value="828.8066417247" calcext:value-type="float">
            <text:p>828.8066417247</text:p>
          </table:table-cell>
          <table:table-cell office:value-type="float" office:value="383.8485" calcext:value-type="float">
            <text:p>383.8485</text:p>
          </table:table-cell>
          <table:table-cell office:value-type="float" office:value="35600" calcext:value-type="float">
            <text:p>3.56E+04</text:p>
          </table:table-cell>
          <table:table-cell office:value-type="float" office:value="1430" calcext:value-type="float">
            <text:p>1.43E+03</text:p>
          </table:table-cell>
          <table:table-cell office:value-type="float" office:value="8.94" calcext:value-type="float">
            <text:p>8.94</text:p>
          </table:table-cell>
          <table:table-cell table:formula="of:=[.B14]*[.G14]/100" office:value-type="float" office:value="15398.9391226739" calcext:value-type="float">
            <text:p>15398.9391226739</text:p>
          </table:table-cell>
          <table:table-cell table:formula="of:=[.C14]*[.G14]" office:value-type="float" office:value="7409.53137701882" calcext:value-type="float">
            <text:p>7409.53137701882</text:p>
          </table:table-cell>
          <table:table-cell office:value-type="float" office:value="600" calcext:value-type="float">
            <text:p>600</text:p>
          </table:table-cell>
          <table:table-cell table:formula="of:=[.H14]*[.I14]" office:value-type="float" office:value="114098922.602255" calcext:value-type="float">
            <text:p>114098922.602255</text:p>
          </table:table-cell>
          <table:table-cell table:formula="of:=[.I14]*[.J14]" office:value-type="float" office:value="4445718.82621129" calcext:value-type="float">
            <text:p>4445718.82621129</text:p>
          </table:table-cell>
          <table:table-cell table:formula="of:=[.E14]/[.K14]" office:value-type="float" office:value="0.00031200995757077" calcext:value-type="float">
            <text:p>0.0003120099575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8">00/00/0000</text:date>, <text:time style:data-style-name="N2" text:time-value="13:07:18.7399852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23:57:43.770533837</meta:creation-date>
    <dc:date>2019-02-08T15:13:27.975471451</dc:date>
    <meta:editing-duration>PT2H19M7S</meta:editing-duration>
    <meta:editing-cycles>30</meta:editing-cycles>
    <meta:generator>LibreOffice/6.0.7.3$Linux_X86_64 LibreOffice_project/00m0$Build-3</meta:generator>
    <meta:document-statistic meta:table-count="1" meta:cell-count="182" meta:object-count="0"/>
  </office:meta>
</office:document-meta>
</file>